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ab9f2" officeooo:paragraph-rsid="000ab9f2" style:font-size-asian="13.1000003814697pt" style:font-size-complex="15pt"/>
    </style:style>
    <style:style style:name="P2" style:family="paragraph" style:parent-style-name="Preformatted_20_Text">
      <style:text-properties fo:font-size="15pt" officeooo:rsid="000bc4f8" officeooo:paragraph-rsid="000bc4f8" style:font-size-asian="13.1000003814697pt" style:font-size-complex="15pt"/>
    </style:style>
    <style:style style:name="P3" style:family="paragraph" style:parent-style-name="Preformatted_20_Text">
      <style:text-properties officeooo:rsid="000bc4f8" officeooo:paragraph-rsid="000bc4f8"/>
    </style:style>
    <style:style style:name="P4" style:family="paragraph" style:parent-style-name="Preformatted_20_Text">
      <style:text-properties officeooo:paragraph-rsid="000bc4f8"/>
    </style:style>
    <style:style style:name="P5" style:family="paragraph" style:parent-style-name="Preformatted_20_Text">
      <style:text-properties officeooo:rsid="000c3d9c" officeooo:paragraph-rsid="000c3d9c"/>
    </style:style>
    <style:style style:name="P6" style:family="paragraph" style:parent-style-name="Preformatted_20_Text">
      <style:text-properties officeooo:rsid="000c3d9c" officeooo:paragraph-rsid="000c8a0f"/>
    </style:style>
    <style:style style:name="P7" style:family="paragraph" style:parent-style-name="Preformatted_20_Text">
      <style:text-properties officeooo:rsid="000c8a0f" officeooo:paragraph-rsid="000c8a0f"/>
    </style:style>
    <style:style style:name="P8" style:family="paragraph" style:parent-style-name="Preformatted_20_Text">
      <style:text-properties fo:font-size="15pt" fo:font-weight="normal" officeooo:rsid="000ab9f2" officeooo:paragraph-rsid="000bc4f8" style:font-size-asian="13.1000003814697pt" style:font-weight-asian="normal" style:font-size-complex="15pt" style:font-weight-complex="normal"/>
    </style:style>
    <style:style style:name="P9" style:family="paragraph" style:parent-style-name="Preformatted_20_Text" style:list-style-name="L1">
      <style:text-properties fo:font-size="15pt" fo:font-weight="normal" officeooo:rsid="000bc4f8" officeooo:paragraph-rsid="000bc4f8" style:font-size-asian="13.1000003814697pt" style:font-weight-asian="normal" style:font-size-complex="15pt" style:font-weight-complex="normal"/>
    </style:style>
    <style:style style:name="P10" style:family="paragraph" style:parent-style-name="Preformatted_20_Text">
      <style:text-properties fo:font-size="15pt" fo:font-weight="normal" officeooo:rsid="000bc4f8" officeooo:paragraph-rsid="000bc4f8" style:font-size-asian="13.1000003814697pt" style:font-weight-asian="normal" style:font-size-complex="15pt" style:font-weight-complex="normal"/>
    </style:style>
    <style:style style:name="P11" style:family="paragraph" style:parent-style-name="Preformatted_20_Text">
      <style:text-properties fo:font-size="15pt" fo:font-weight="normal" officeooo:rsid="000c3d9c" officeooo:paragraph-rsid="000bc4f8" style:font-size-asian="13.1000003814697pt" style:font-weight-asian="normal" style:font-size-complex="15pt" style:font-weight-complex="normal"/>
    </style:style>
    <style:style style:name="P12" style:family="paragraph" style:parent-style-name="Preformatted_20_Text">
      <style:text-properties fo:font-size="15pt" fo:font-weight="normal" officeooo:rsid="000c3d9c" officeooo:paragraph-rsid="000c3d9c" style:font-size-asian="13.1000003814697pt" style:font-weight-asian="normal" style:font-size-complex="15pt" style:font-weight-complex="normal"/>
    </style:style>
    <style:style style:name="P13" style:family="paragraph" style:parent-style-name="Preformatted_20_Text">
      <style:text-properties fo:font-size="15pt" fo:font-weight="normal" officeooo:rsid="000c8a0f" officeooo:paragraph-rsid="000c3d9c" style:font-size-asian="13.1000003814697pt" style:font-weight-asian="normal" style:font-size-complex="15pt" style:font-weight-complex="normal"/>
    </style:style>
    <style:style style:name="P14" style:family="paragraph" style:parent-style-name="Preformatted_20_Text">
      <style:text-properties fo:font-size="15pt" fo:font-weight="normal" officeooo:rsid="000c8a0f" officeooo:paragraph-rsid="000c8a0f" style:font-size-asian="13.1000003814697pt" style:font-weight-asian="normal" style:font-size-complex="15pt" style:font-weight-complex="normal"/>
    </style:style>
    <style:style style:name="P15" style:family="paragraph" style:parent-style-name="Preformatted_20_Text" style:list-style-name="L1">
      <style:text-properties officeooo:rsid="000ab9f2" officeooo:paragraph-rsid="000ab9f2"/>
    </style:style>
    <style:style style:name="P16" style:family="paragraph" style:parent-style-name="Preformatted_20_Text">
      <style:text-properties officeooo:rsid="000c3d9c" officeooo:paragraph-rsid="000c3d9c"/>
    </style:style>
    <style:style style:name="P17" style:family="paragraph" style:parent-style-name="Preformatted_20_Text">
      <style:text-properties officeooo:rsid="000c3d9c" officeooo:paragraph-rsid="000c8a0f"/>
    </style:style>
    <style:style style:name="P18" style:family="paragraph" style:parent-style-name="Preformatted_20_Text">
      <style:text-properties officeooo:rsid="000c8a0f" officeooo:paragraph-rsid="000c8a0f"/>
    </style:style>
    <style:style style:name="P19" style:family="paragraph" style:parent-style-name="Preformatted_20_Text">
      <style:text-properties officeooo:rsid="001f921f" officeooo:paragraph-rsid="00137d4c"/>
    </style:style>
    <style:style style:name="T1" style:family="text">
      <style:text-properties fo:font-size="15pt" officeooo:rsid="000ab9f2" style:font-size-asian="13.1000003814697pt" style:font-size-complex="15pt"/>
    </style:style>
    <style:style style:name="T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0ab9f2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0bc4f8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0c3d9c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0c8a0f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0ef483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1196f3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137d4c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1cd454" style:font-size-asian="13.1000003814697pt" style:font-weight-asian="normal" style:font-size-complex="15pt" style:font-weight-complex="normal"/>
    </style:style>
    <style:style style:name="T11" style:family="text">
      <style:text-properties officeooo:rsid="000f67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Q1, we are given binary representation of 2 numbers A and B. The input is given in the form a_2#b_2, where a_2 is the binary representation of A, and b_2 is the binary representation of B.</text:p>
      <text:p text:style-name="P1"/>
      <text:p text:style-name="P2">In my implementation, the variable tape is a string, which is the equivalent of the the tape of a TM. The variable tape_head is and integer, and represents the position of the tape head on the tape. Thus, the current symbol being read by the tape head is tape[tape_head].</text:p>
      <text:p text:style-name="P1"/>
      <text:p text:style-name="P4"><text:span text:style-name="T1">To find (A</text:span><text:span text:style-name="T3"> mod B), I have performed repeated subtraction. Here is a high level description of what the Turing machine does:</text:span></text:p>
      <text:p text:style-name="P8"/>
      <text:p text:style-name="P4"><text:span text:style-name="T4">1. </text:span><text:span text:style-name="T3">Given the input a_2#b_2, convert the binary representation of A to its unary representation a_1. The logic for converting binary to unary is as follows:</text:span></text:p>
      <text:list xml:id="list4991793796548403509" text:style-name="L1">
        <text:list-item>
          <text:list>
            <text:list-item>
              <text:p text:style-name="P15"><text:span text:style-name="T2">If </text:span><text:span text:style-name="T4">tape[</text:span><text:span text:style-name="T2">tape_head</text:span><text:span text:style-name="T4">] == ‘0’, double the number of 1s in the unary representation</text:span></text:p>
            </text:list-item>
            <text:list-item>
              <text:p text:style-name="P9">If tape[tape_head] == ‘1’, double the number of 1s in the unary representation, and append an extra 1</text:p>
            </text:list-item>
          </text:list>
        </text:list-item>
      </text:list>
      <text:p text:style-name="P10"><text:tab/></text:p>
      <text:p text:style-name="P10"><text:tab/>Now, the tape contents are 222.....2#b_2&amp;a_1______________.</text:p>
      <text:p text:style-name="P10"><text:tab/></text:p>
      <text:p text:style-name="P10"><text:tab/>All 0s and 1s appearing in a_2 are now converted to 2s, which basically represents that they have been read.</text:p>
      <text:p text:style-name="P10"/>
      <text:p text:style-name="P3"><text:span text:style-name="T2">2. Follow the same logic to convert b_2 into b_1, and the tape contents are now 22...2#222...2&amp;a_1$b_1. Note that the ‘$’ sign acts as a seperator between the unary representations. </text:span><text:span text:style-name="T6">The tape now looks like</text:span></text:p>
      <text:p text:style-name="P7"><text:span text:style-name="T6">2...</text:span><text:span text:style-name="T2">2#2...2&amp;a_1</text:span><text:span text:style-name="T7">$</text:span><text:span text:style-name="T2">b_1_________</text:span></text:p>
      <text:p text:style-name="P10"/>
      <text:p text:style-name="P3"><text:span text:style-name="T2">3. </text:span><text:span text:style-name="T5">The tape now looks something like 2..2#2..2&amp;a...a$a...a___ . I have purposefully used the ‘a’ symbol to denote the unary representation for </text:span><text:soft-page-break/><text:span text:style-name="T5">the sake of clarity.</text:span></text:p>
      <text:p text:style-name="P11"/>
      <text:p text:style-name="P12">4. Now I perform repeated subtraction. The logic is quite simple. For every ‘a’ that the tape_head reads in a_1, it rewrites it to ‘b’. It then goes to b_1, and converts an ‘a’ to a ‘b’. When no ‘a’ is left on the right side of ‘$’(i.e. all ‘a’ of b_1 have converted to ‘b’), all the ‘b’ to right of ‘$’ are rewritten to ‘a’. This loop goes on until all ‘a’ symbols on the left side of ‘$’ have been converted to ‘b’. The tape now looks like 2...2#2...2&amp;b...b$b...ba..a______________ .</text:p>
      <text:p text:style-name="P12"/>
      <text:p text:style-name="P12">5. The remainder is now the number of ‘b’ symbols on the right side of ‘$’. I now obtain the remainder by appending a ‘1’ for every ‘b’ on the right side of ‘$’. The tape now looks like</text:p>
      <text:p text:style-name="P5"><text:span text:style-name="T2">2...2#2...2&amp;b...b$c...ca..</text:span><text:a xlink:type="simple" xlink:href="mailto:a@1" text:style-name="Internet_20_link" text:visited-style-name="Visited_20_Internet_20_Link"><text:span text:style-name="T2">a</text:span></text:a><text:a xlink:type="simple" xlink:href="mailto:a@1" text:style-name="Internet_20_link" text:visited-style-name="Visited_20_Internet_20_Link"><text:span text:style-name="T6">@1</text:span></text:a><text:span text:style-name="T6">...1________</text:span></text:p>
      <text:p text:style-name="P5"><text:span text:style-name="T6"><text:s text:c="28"/></text:span><text:span text:style-name="T8">^</text:span></text:p>
      <text:p text:style-name="P13"/>
      <text:p text:style-name="P14">I use the ‘@’ symbol to differentiate. The tape head now points to the first ‘1’ after the ‘@’ symbol. The number of ‘1’ symbols is the unary representation of the remainder. <text:span text:style-name="T11">The ‘c’ symbol denotes all the ‘b’ symbols that have been read.</text:span></text:p>
      <text:p text:style-name="P14"/>
      <text:p text:style-name="P14">6. One exception to obtaining the remainder by counting the number of ‘b’ symbols is if there are no ‘a’ symbols. This happens when A mod B = 0. In this case, the tape looks like</text:p>
      <text:p text:style-name="P6"><text:span text:style-name="T2">2...2#2...2&amp;b...b$c...</text:span><text:a xlink:type="simple" xlink:href="mailto:c@_______" text:style-name="Internet_20_link" text:visited-style-name="Visited_20_Internet_20_Link"><text:span text:style-name="T2">c</text:span></text:a><text:a xlink:type="simple" xlink:href="mailto:c@_______" text:style-name="Internet_20_link" text:visited-style-name="Visited_20_Internet_20_Link"><text:span text:style-name="T6">@_______</text:span></text:a></text:p>
      <text:p text:style-name="P6"><text:span text:style-name="T6"><text:s text:c="24"/></text:span><text:span text:style-name="T9">^</text:span></text:p>
      <text:p text:style-name="P14"/>
      <text:p text:style-name="P7"><text:span text:style-name="T2">i.e. there are no ‘1’ symbols after ‘@’</text:span></text:p>
      <text:p text:style-name="P7"><text:span text:style-name="T2"/></text:p>
      <text:p text:style-name="P19"><text:span text:style-name="T10"/></text:p>
      <text:p text:style-name="P19"><text:span text:style-name="T10">S</text:span><text:span text:style-name="T2">ymbols used: In the final output, I have also used the ‘N’ symbol for movement of the tape_head. This denotes no movement yet. This had to be used since most of the times the program knows what to write, but the movement is determined quite a bit later. </text:span></text:p>
      <text:p text:style-name="P10"/>
      <text:p text:style-name="P10"><text:soft-page-break/><text:s text:c="2"/></text:p>
      <text:p text:style-name="P10"><text:tab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1T16:11:31.023194422</dc:date>
    <meta:editing-duration>PT49M3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25" meta:word-count="527" meta:character-count="2997" meta:non-whitespace-character-count="2433"/>
  </office:meta>
</office:document-meta>
</file>